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WW8Num7"/>
    <style:style style:name="P5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6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7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8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9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10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11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12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13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14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15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16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17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18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4">
      <style:paragraph-properties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1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2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3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4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5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6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7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1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3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4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5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6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37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38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tandard" style:list-style-name="WW8Num7"/>
    <style:style style:name="P41" style:family="paragraph" style:parent-style-name="Standard" style:list-style-name="WW8Num7"/>
    <style:style style:name="P42" style:family="paragraph" style:parent-style-name="Standard" style:list-style-name="WW8Num7"/>
    <style:style style:name="P43" style:family="paragraph" style:parent-style-name="Standard" style:list-style-name="WW8Num7"/>
    <style:style style:name="P44" style:family="paragraph" style:parent-style-name="Standard" style:list-style-name="WW8Num7"/>
    <style:style style:name="P45" style:family="paragraph" style:parent-style-name="Standard" style:list-style-name="WW8Num7"/>
    <style:style style:name="P46" style:family="paragraph" style:parent-style-name="Standard" style:list-style-name="WW8Num7"/>
    <style:style style:name="P47" style:family="paragraph" style:parent-style-name="Standard" style:list-style-name="WW8Num7"/>
    <style:style style:name="P48" style:family="paragraph" style:parent-style-name="Standard" style:list-style-name="WW8Num7"/>
    <style:style style:name="P49" style:family="paragraph" style:parent-style-name="Standard" style:list-style-name="WW8Num7"/>
    <style:style style:name="P50" style:family="paragraph" style:parent-style-name="Standard" style:list-style-name="WW8Num7"/>
    <style:style style:name="P51" style:family="paragraph" style:parent-style-name="Standard" style:list-style-name="WW8Num7"/>
    <style:style style:name="P52" style:family="paragraph" style:parent-style-name="Standard" style:list-style-name="WW8Num7"/>
    <style:style style:name="P53" style:family="paragraph" style:parent-style-name="Standard" style:list-style-name="WW8Num7"/>
    <style:style style:name="P54" style:family="paragraph" style:parent-style-name="Standard" style:list-style-name="WW8Num7"/>
    <style:style style:name="P55" style:family="paragraph" style:parent-style-name="Standard" style:list-style-name="WW8Num7"/>
    <style:style style:name="P56" style:family="paragraph" style:parent-style-name="Standard" style:list-style-name="WW8Num7"/>
    <style:style style:name="P57" style:family="paragraph" style:parent-style-name="Standard" style:list-style-name="WW8Num7"/>
    <style:style style:name="P58" style:family="paragraph" style:parent-style-name="Standard" style:list-style-name="WW8Num7"/>
    <style:style style:name="P59" style:family="paragraph" style:parent-style-name="Standard" style:list-style-name="WW8Num7"/>
    <style:style style:name="P60" style:family="paragraph" style:parent-style-name="Standard" style:list-style-name="WW8Num7"/>
    <style:style style:name="P61" style:family="paragraph" style:parent-style-name="Standard" style:list-style-name="WW8Num7"/>
    <style:style style:name="P62" style:family="paragraph" style:parent-style-name="Standard" style:list-style-name="WW8Num7"/>
    <style:style style:name="P63" style:family="paragraph" style:parent-style-name="Standard">
      <style:paragraph-properties fo:margin-left="1.27cm" fo:margin-right="0cm" fo:text-indent="0cm" style:auto-text-indent="false"/>
    </style:style>
    <style:style style:name="P64" style:family="paragraph" style:parent-style-name="Standard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P65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Краткий отчет </text:p>
      <text:p text:style-name="P2"/>
      <text:p text:style-name="P1"><text:span text:style-name="T3">C</text:span><text:span text:style-name="T2">остояние <text:s/>работ <text:s/>“Разработка и внедрение комплекса</text:span></text:p>
      <text:p text:style-name="P3">программ технического обслуживания автоколонны ООО «Ангел»” </text:p>
      <text:p text:style-name="P1"/>
      <text:p text:style-name="Standard">1. Задачи, которые необходимо реализовать в соответствии с ТЗ:</text:p>
      <text:list text:style-name="WW8Num7">
        <text:list-item>
          <text:p text:style-name="P4">Ведение путевых листов</text:p>
        </text:list-item>
        <text:list-item>
          <text:p text:style-name="P4">Учет расхода топлива</text:p>
        </text:list-item>
        <text:list-item>
          <text:p text:style-name="P4">Расчет будущего технического обслуживания автомобилей</text:p>
        </text:list-item>
        <text:list-item>
          <text:p text:style-name="P4">Добавление товара на склад</text:p>
        </text:list-item>
        <text:list-item>
          <text:p text:style-name="P4">Ведение заказов-нарядов</text:p>
        </text:list-item>
        <text:list-item>
          <text:p text:style-name="P4">Ведение ремонтных работ</text:p>
        </text:list-item>
        <text:list-item>
          <text:p text:style-name="P4">Ведение требований</text:p>
        </text:list-item>
        <text:list-item>
          <text:p text:style-name="P4">Редактирование содержимого склада</text:p>
        </text:list-item>
        <text:list-item>
          <text:p text:style-name="P4">Формирование отчета - «Оборотная ведомость по складу»</text:p>
        </text:list-item>
        <text:list-item>
          <text:p text:style-name="P4">Ведение планирования смен водителей</text:p>
        </text:list-item>
        <text:list-item>
          <text:p text:style-name="P4">Создание двух дополнительных пользователей с соответствующей политикой доступа</text:p>
        </text:list-item>
        <text:list-item>
          <text:p text:style-name="P4">Формирование отчета - «Требования за день»</text:p>
        </text:list-item>
        <text:list-item>
          <text:p text:style-name="P4">Формирование отчета о количестве рабочих часов машин</text:p>
        </text:list-item>
        <text:list-item>
          <text:p text:style-name="P4">Формирование отчета о суммарном пробеге машин</text:p>
        </text:list-item>
        <text:list-item>
          <text:p text:style-name="P4">Формирование отчета о суммарном расходе топлива машин</text:p>
        </text:list-item>
        <text:list-item>
          <text:p text:style-name="P4">Формирование отчета <text:s/>о количестве выходов машин</text:p>
        </text:list-item>
        <text:list-item>
          <text:p text:style-name="P4">Формирование отчета количестве рабочего времени сотрудников</text:p>
        </text:list-item>
        <text:list-item>
          <text:p text:style-name="P4">Формирование «суммарного» отчета</text:p>
        </text:list-item>
        <text:list-item>
          <text:p text:style-name="P4">Загрузка оборотной ведомости по складу из системы «1с»</text:p>
        </text:list-item>
        <text:list-item>
          <text:p text:style-name="P4">Опытная эксплуатация модулей по пп. 1 — 3</text:p>
        </text:list-item>
        <text:list-item>
          <text:p text:style-name="P4">Ввод в промышленную эксплуатацию модулей по пп. 1 -3</text:p>
        </text:list-item>
        <text:list-item>
          <text:p text:style-name="P4">Опытная эксплуатация модулей по пп. 4 — 19</text:p>
        </text:list-item>
        <text:list-item>
          <text:p text:style-name="P4">Ввод в промышленную эксплуатацию модулей по пп. 4— 19</text:p>
        </text:list-item>
      </text:list>
      <text:p text:style-name="Standard"/>
      <text:list text:style-name="WW8Num7" text:continue-numbering="true">
        <text:list-header>
          <text:p text:style-name="P4"/>
        </text:list-header>
      </text:list>
      <text:p text:style-name="Standard">2.Выполненные работы:</text:p>
      <text:p text:style-name="P1"/>
      <text:list text:style-name="WW8Num2">
        <text:list-item>
          <text:p text:style-name="P6">Ведение путевых листов<text:tab/>- <text:s/>срок сдачи 15.03.2008 </text:p>
        </text:list-item>
        <text:list-item>
          <text:p text:style-name="P6">Учет расхода топлива<text:tab/>- <text:s/>срок сдачи 15.03.2008</text:p>
        </text:list-item>
        <text:list-item>
          <text:p text:style-name="P6">Расчет будущего технического обслуживания автомобилей — срок сдачи <text:s/>15.03.2008</text:p>
        </text:list-item>
        <text:list-item>
          <text:p text:style-name="P6">Добавление товара на склад<text:tab/>- <text:s/>срок сдачи 15.04.2008</text:p>
        </text:list-item>
        <text:list-item>
          <text:p text:style-name="P6">Ведение заказов — нарядов<text:tab/>- <text:s/>срок сдачи 15.04.2008</text:p>
        </text:list-item>
        <text:list-item>
          <text:p text:style-name="P6">Ведение ремонтных работ<text:tab/><text:tab/>- <text:s/>срок сдачи 15.04.2008</text:p>
        </text:list-item>
        <text:list-item>
          <text:p text:style-name="P6">Ведение <text:s/>требований<text:tab/><text:tab/>- <text:s/>срок сдачи 15.04.2008</text:p>
        </text:list-item>
        <text:list-item>
          <text:p text:style-name="P6">Редактирование содержимого склада - срок сдачи 15.04.2008</text:p>
        </text:list-item>
        <text:list-item>
          <text:p text:style-name="P6">Формирование отчета о количестве рабочих часов машин (с возможностью построения по № СТП, по типу автомобиля, по марке, по автоколонне в целом) - срок сдачи 15.04.2008</text:p>
        </text:list-item>
        <text:list-item>
          <text:p text:style-name="P6">Формирование отчета о суммарном пробеге машин (с возможностью построения по № СТП, по типу автомобиля, по марке, по автоколонне в целом) - срок сдачи 15.04.2008</text:p>
        </text:list-item>
        <text:list-item>
          <text:p text:style-name="P6">Формирование отчета <text:s/>о количестве выходов машин (с возможностью построения по № СТП, по типу автомобиля, по марке, по автоколонне в целом) - срок сдачи 15.04.2008</text:p>
        </text:list-item>
        <text:list-item>
          <text:p text:style-name="P6">Формирование отчета о суммарном расходе топлива машин (с возможностью <text:soft-page-break/>построения по № СТП, по типу автомобиля, по марке, по автоколонне в целом) - срок сдачи 15.04.2008</text:p>
        </text:list-item>
        <text:list-item>
          <text:p text:style-name="P6">Опытная эксплуатация модулей по пп. 1 — 3 — срок сдачи 04.05.2008</text:p>
        </text:list-item>
        <text:list-item>
          <text:p text:style-name="P6">Ввод в промышленную эксплуатацию модулей по пп. 1 -3 — срок сдачи 04.05.2008</text:p>
        </text:list-item>
      </text:list>
      <text:p text:style-name="P5"/>
      <text:list text:style-name="WW8Num2" text:continue-numbering="true">
        <text:list-header>
          <text:p text:style-name="P6"/>
        </text:list-header>
      </text:list>
      <text:p text:style-name="Standard"/>
      <text:p text:style-name="Standard"/>
      <text:p text:style-name="Standard"><text:s text:c="3"/>Предстоящие работы по плану:</text:p>
      <text:p text:style-name="Standard"/>
      <text:list text:style-name="WW8Num3">
        <text:list-item>
          <text:p text:style-name="P15">Модуль планирования смен водителей — срок сдачи 05.05.2008</text:p>
        </text:list-item>
        <text:list-item>
          <text:p text:style-name="P15">Формирование отчета - «Требования за день» — срок сдачи 05.05.2008</text:p>
        </text:list-item>
        <text:list-item>
          <text:p text:style-name="P15">Создане двух дополнительных пользователей (выпускающий механик и кладовщик) с соответствующей политикой доступа. - срок сдачи 06.05.2008</text:p>
        </text:list-item>
        <text:list-item>
          <text:p text:style-name="P15">Формирование «Суммарного отчета», который включает в себя следующие показатели по машине:</text:p>
        </text:list-item>
      </text:list>
      <text:p text:style-name="P63"/>
      <text:list text:style-name="WW8Num4">
        <text:list-item>
          <text:p text:style-name="P19">№ СТП</text:p>
        </text:list-item>
      </text:list>
      <text:list text:style-name="WW8Num5">
        <text:list-item>
          <text:p text:style-name="P20">Показание спидометра на начало месяца</text:p>
        </text:list-item>
        <text:list-item>
          <text:p text:style-name="P20">Показание спидометра на конец месяца</text:p>
        </text:list-item>
        <text:list-item>
          <text:p text:style-name="P20">Расход топлива за месяц</text:p>
        </text:list-item>
        <text:list-item>
          <text:p text:style-name="P20">Расход топлива на 100 км </text:p>
        </text:list-item>
        <text:list-item>
          <text:p text:style-name="P20">Пробег</text:p>
        </text:list-item>
        <text:list-item>
          <text:p text:style-name="P20">Топливо в баке на начало месяца</text:p>
        </text:list-item>
        <text:list-item>
          <text:p text:style-name="P20">Топливо в баке на конец месяца</text:p>
        </text:list-item>
        <text:list-item>
          <text:p text:style-name="P20">Выдано топлива</text:p>
        </text:list-item>
      </text:list>
      <text:p text:style-name="P5"/>
      <text:p text:style-name="P5"/>
      <text:p text:style-name="P5"><text:s text:c="4"/>за указанный пользователем период времени. Срок сдачи — 10.05.2008</text:p>
      <text:p text:style-name="P5"/>
      <text:list text:style-name="WW8Num3" text:continue-numbering="true">
        <text:list-item>
          <text:p text:style-name="P15">Отчет о количестве рабочих часов сотрудников (с учетом ночных часов) — срок сдачи 10.05.2008</text:p>
        </text:list-item>
        <text:list-item>
          <text:p text:style-name="P15">Загрузка оборотной ведомости по складу из системы «1с» в программу - срок сдачи 12.05.2008</text:p>
        </text:list-item>
        <text:list-item>
          <text:p text:style-name="P15">Отчет оборотная ведомость по складу — 13.06.2008</text:p>
        </text:list-item>
        <text:list-item>
          <text:p text:style-name="P15">Опытная эксплуатация модулей по пп. 4 — 19 — 15.06.2008</text:p>
        </text:list-item>
        <text:list-item>
          <text:p text:style-name="P15">Ввод в промышленную эксплуатацию модулей по пп. 4— 19 — 15.06.2008</text:p>
        </text:list-item>
      </text:list>
      <text:p text:style-name="Standard"/>
      <text:p text:style-name="Standard"/>
      <text:p text:style-name="Standard"/>
      <text:p text:style-name="Standard"/>
      <text:p text:style-name="Standard">работ утвержден:</text:p>
      <text:p text:style-name="Standard"/>
      <text:p text:style-name="Standard">Со стороны заказчика:<text:tab/><text:tab/><text:tab/><text:tab/><text:tab/>Со стороны исполнителя:</text:p>
      <text:p text:style-name="Standard"/>
      <text:p text:style-name="Standard">Оператор баз данных<text:tab/><text:tab/><text:tab/><text:tab/><text:tab/>Лаврентьев В.С.</text:p>
      <text:p text:style-name="Standard">Прохорова Л.В.</text:p>
      <text:p text:style-name="Standard"/>
      <text:p text:style-name="Standard">Начальник склада</text:p>
      <text:p text:style-name="Standard"/>
      <text:p text:style-name="Standard">Демидов А.С.</text:p>
      <text:p text:style-name="Standard"/>
      <text:p text:style-name="Standard"><text:soft-page-break/>Генеральный директор ООО "Лидер - 1"<text:tab/><text:tab/></text:p>
      <text:p text:style-name="Standard">Клинов М.А.</text:p>
      <text:p text:style-name="Standard"/>
      <text:p text:style-name="Standard">Генеральный директор ООО "Кар энд Эйд"<text:tab/><text:tab/></text:p>
      <text:p text:style-name="Standard">Соломоденко В.Б.</text:p>
      <text:p text:style-name="Standard"/>
      <text:p text:style-name="Standard">Генеральный директор ООО "Ангел - НСА"</text:p>
      <text:p text:style-name="P39">Рудаков А.С.</text:p>
      <text:p text:style-name="P64"/>
      <text:p text:style-name="Standard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Lucida Sans Unicode1" style:font-size-asian="12pt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2"/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WW8Num23z0" style:family="text">
      <style:text-properties style:font-name="Wingdings" fo:font-size="9pt" style:font-size-asian="9pt" style:font-name-complex="StarSymbol" style:font-size-complex="9pt"/>
    </style:style>
    <style:style style:name="WW8Num23z1" style:family="text">
      <style:text-properties style:font-name="Wingdings 2" fo:font-size="9pt" style:font-size-asian="9pt" style:font-name-complex="StarSymbol" style:font-size-complex="9pt"/>
    </style:style>
    <style:style style:name="WW8Num23z2" style:family="text">
      <style:text-properties style:font-name="StarSymbol" fo:font-size="9pt" style:font-size-asian="9pt" style:font-name-complex="StarSymbol" style:font-size-complex="9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4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3" text:style-name="WW8Num4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4" text:style-name="WW8Num4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5" text:style-name="WW8Num4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6" text:style-name="WW8Num4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7" text:style-name="WW8Num4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8" text:style-name="WW8Num4z0" style:num-suffix="." text:bullet-char="">
        <style:list-level-properties text:space-before="5.08cm" text:min-label-width="0.635cm"/>
        <style:text-properties style:font-name="Symbol"/>
      </text:list-level-style-bullet>
      <text:list-level-style-bullet text:level="9" text:style-name="WW8Num4z0" style:num-suffix="." text:bullet-char="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3" text:style-name="WW8Num5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4" text:style-name="WW8Num5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5" text:style-name="WW8Num5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6" text:style-name="WW8Num5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7" text:style-name="WW8Num5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8" text:style-name="WW8Num5z0" style:num-suffix="." text:bullet-char="">
        <style:list-level-properties text:space-before="5.08cm" text:min-label-width="0.635cm"/>
        <style:text-properties style:font-name="Symbol"/>
      </text:list-level-style-bullet>
      <text:list-level-style-bullet text:level="9" text:style-name="WW8Num5z0" style:num-suffix="." text:bullet-char="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2.196cm" text:min-label-width="0.635cm"/>
      </text:list-level-style-number>
      <text:list-level-style-number text:level="2" style:num-suffix="." style:num-format="a" style:num-letter-sync="true">
        <style:list-level-properties text:space-before="3.466cm" text:min-label-width="0.635cm"/>
      </text:list-level-style-number>
      <text:list-level-style-number text:level="3" style:num-suffix="." style:num-format="i">
        <style:list-level-properties text:min-label-width="5.371cm" text:min-label-distance="0.318cm" fo:text-align="end"/>
      </text:list-level-style-number>
      <text:list-level-style-number text:level="4" style:num-suffix="." style:num-format="1">
        <style:list-level-properties text:space-before="6.006cm" text:min-label-width="0.635cm"/>
      </text:list-level-style-number>
      <text:list-level-style-number text:level="5" style:num-suffix="." style:num-format="a" style:num-letter-sync="true">
        <style:list-level-properties text:space-before="7.276cm" text:min-label-width="0.635cm"/>
      </text:list-level-style-number>
      <text:list-level-style-number text:level="6" style:num-suffix="." style:num-format="i">
        <style:list-level-properties text:min-label-width="9.181cm" text:min-label-distance="0.318cm" fo:text-align="end"/>
      </text:list-level-style-number>
      <text:list-level-style-number text:level="7" style:num-suffix="." style:num-format="1">
        <style:list-level-properties text:space-before="9.816cm" text:min-label-width="0.635cm"/>
      </text:list-level-style-number>
      <text:list-level-style-number text:level="8" style:num-suffix="." style:num-format="a" style:num-letter-sync="true">
        <style:list-level-properties text:space-before="11.086cm" text:min-label-width="0.635cm"/>
      </text:list-level-style-number>
      <text:list-level-style-number text:level="9" style:num-suffix="." style:num-format="i">
        <style:list-level-properties text:min-label-width="12.99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5-04T13:11:00</meta:creation-date>
    <dc:creator>Wladimir</dc:creator>
    <dc:date>2002-01-01T05:19:00</dc:date>
    <meta:editing-cycles>4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495" meta:character-count="3694"/>
  </office:meta>
</office:document-meta>
</file>